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adornments="Regular" style:font-pitch="fixed"/>
    <style:font-face style:name="Ubuntu Light" svg:font-family="'Ubuntu Light'" style:font-pitch="variable"/>
  </office:font-face-decls>
  <office:automatic-styles>
    <style:style style:name="Table1" style:family="table">
      <style:table-properties style:width="7.3785in" fo:margin-left="-0.3361in" table:align="left"/>
    </style:style>
    <style:style style:name="Table1.A" style:family="table-column">
      <style:table-column-properties style:column-width="4.1319in"/>
    </style:style>
    <style:style style:name="Table1.B" style:family="table-column">
      <style:table-column-properties style:column-width="3.2465in"/>
    </style:style>
    <style:style style:name="Table1.1" style:family="table-row">
      <style:table-row-properties style:min-row-height="2.43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2021in"/>
    </style:style>
    <style:style style:name="P1" style:family="paragraph" style:parent-style-name="Table_20_Contents">
      <style:text-properties style:font-name="Ubuntu Light"/>
    </style:style>
    <style:style style:name="P2" style:family="paragraph" style:parent-style-name="Table_20_Contents">
      <style:text-properties style:font-name="Ubuntu Light" officeooo:paragraph-rsid="001f1222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Ubuntu Light"/>
    </style:style>
    <style:style style:name="P4" style:family="paragraph" style:parent-style-name="Text_20_body">
      <style:paragraph-properties fo:text-align="center" style:justify-single-word="false"/>
      <style:text-properties style:font-name="Ubuntu Light" officeooo:paragraph-rsid="001e7a0e"/>
    </style:style>
    <style:style style:name="P5" style:family="paragraph" style:parent-style-name="Text_20_body">
      <style:paragraph-properties fo:text-align="center" style:justify-single-word="false"/>
      <style:text-properties style:font-name="Ubuntu Light" officeooo:paragraph-rsid="001f7f87"/>
    </style:style>
    <style:style style:name="P6" style:family="paragraph" style:parent-style-name="Table_20_Contents">
      <style:text-properties style:font-name="Source Code Pro Black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omfortaa" officeooo:paragraph-rsid="001e7a0e"/>
    </style:style>
    <style:style style:name="P8" style:family="paragraph" style:parent-style-name="Table_20_Contents" style:list-style-name="L1">
      <style:text-properties officeooo:paragraph-rsid="001f1222"/>
    </style:style>
    <style:style style:name="P9" style:family="paragraph" style:parent-style-name="Table_20_Contents" style:list-style-name="L1">
      <style:text-properties style:font-name="Ubuntu Light" officeooo:paragraph-rsid="001f1222"/>
    </style:style>
    <style:style style:name="P10" style:family="paragraph" style:parent-style-name="Table_20_Contents" style:list-style-name="L1">
      <style:text-properties style:font-name="Ubuntu Ligh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222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officeooo:rsid="0021a151"/>
    </style:style>
    <style:style style:name="T6" style:family="text">
      <style:text-properties officeooo:rsid="001f7f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ushar Sarkar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/>
            <text:p text:style-name="P4"/>
            <text:p text:style-name="P5">Falakata, Alipurduar </text:p>
            <text:p text:style-name="P5"><text:span text:style-name="T6">PIN: </text:span>735211</text:p>
            <text:p text:style-name="P4">8918709763</text:p>
            <text:p text:style-name="P4">tsarkar431@gmail.com</text:p>
          </table:table-cell>
          <table:table-cell table:style-name="Table1.A1" office:value-type="string">
            <text:p text:style-name="P6"/>
            <text:p text:style-name="P6">Summary</text:p>
            <text:p text:style-name="Table_20_Contents"/>
            <text:p text:style-name="P3">Computer science student with a passion for coding. Seeking a position to leverage my technical skills and contribute to innovative software development projects. Eager to learn from experienced professionals and continuously improve my skills.</text:p>
          </table:table-cell>
        </table:table-row>
        <table:table-row table:style-name="Table1.2">
          <table:table-cell table:style-name="Table1.A1" office:value-type="string">
            <text:p text:style-name="Table_20_Contents"/>
            <text:p text:style-name="P6"/>
            <text:p text:style-name="P6"/>
            <text:p text:style-name="P6">Education</text:p>
            <text:p text:style-name="Table_20_Contents"/>
            <text:list text:style-name="L1">
              <text:list-item>
                <text:p text:style-name="P8"><text:span text:style-name="T4">Master of Computer Applications</text:span><text:span text:style-name="T3"> (</text:span><text:span text:style-name="T5">8.08</text:span><text:span text:style-name="T3"> CGPA)</text:span></text:p>
                <text:p text:style-name="P9">Institute of Engineering &amp; Management 2024</text:p>
              </text:list-item>
            </text:list>
            <text:p text:style-name="P1"/>
            <text:list text:continue-numbering="true" text:style-name="L1">
              <text:list-item>
                <text:p text:style-name="P9"><text:span text:style-name="T1">Bachelor of Computer Applications</text:span> (9.51 CGPA)</text:p>
                <text:p text:style-name="P9">North Bengal University 2022</text:p>
              </text:list-item>
            </text:list>
            <text:p text:style-name="P1"/>
            <text:list text:continue-numbering="true" text:style-name="L1">
              <text:list-item>
                <text:p text:style-name="P9"><text:span text:style-name="T1">Higher Secondary</text:span> (61.6%)</text:p>
                <text:p text:style-name="P9">Falakata High School 2018</text:p>
              </text:list-item>
            </text:list>
            <text:p text:style-name="P2"/>
            <text:list text:continue-numbering="true" text:style-name="L1">
              <text:list-item>
                <text:p text:style-name="P9"><text:span text:style-name="T1">Secondary</text:span> (71.42%)</text:p>
                <text:p text:style-name="P9">Falakata High School 2016</text:p>
              </text:list-item>
            </text:list>
            <text:p text:style-name="Table_20_Contents"/>
          </table:table-cell>
          <table:table-cell table:style-name="Table1.A1" office:value-type="string">
            <text:p text:style-name="Table_20_Contents"/>
            <text:p text:style-name="P6"/>
            <text:p text:style-name="P6"/>
            <text:p text:style-name="P6">Languages</text:p>
            <text:p text:style-name="Table_20_Contents"/>
            <text:list text:continue-numbering="true" text:style-name="L1">
              <text:list-item>
                <text:p text:style-name="P10">Bengal<text:span text:style-name="T2">i (Read, Write, Speak)</text:span><text:tab/></text:p>
                <text:p text:style-name="P10"/>
              </text:list-item>
              <text:list-item>
                <text:p text:style-name="P9">Hindi <text:span text:style-name="T2">(Read, Speak)</text:span><text:tab/></text:p>
                <text:p text:style-name="P10"/>
              </text:list-item>
              <text:list-item>
                <text:p text:style-name="P9">English <text:span text:style-name="T2">(Read, Write, Speak)</text:span><text:tab/></text:p>
              </text:list-item>
            </text:list>
            <text:p text:style-name="Table_20_Contents"/>
            <text:p text:style-name="P6"/>
            <text:p text:style-name="P6">Skills</text:p>
            <text:p text:style-name="Table_20_Contents"/>
            <text:list text:continue-numbering="true" text:style-name="L1">
              <text:list-item>
                <text:p text:style-name="P9">Java, Python, C, C++</text:p>
                <text:p text:style-name="P9"/>
              </text:list-item>
              <text:list-item>
                <text:p text:style-name="P9">HTML, CSS, JavaScript</text:p>
                <text:p text:style-name="P9"/>
              </text:list-item>
              <text:list-item>
                <text:p text:style-name="P9"><text:s/>Linux</text:p>
              </text:list-item>
            </text:list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adornments="Regular" style:font-pitch="fixed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57:30.348840828</meta:creation-date>
    <meta:print-date>2024-03-05T21:21:21.748619435</meta:print-date>
    <meta:printed-by>PDF files</meta:printed-by>
    <dc:date>2024-03-14T19:27:05.813483305</dc:date>
    <meta:editing-duration>PT1M7S</meta:editing-duration>
    <meta:editing-cycles>2</meta:editing-cycles>
    <meta:generator>LibreOffice/7.6.5.2$Linux_X86_64 LibreOffice_project/60$Build-2</meta:generator>
    <meta:document-statistic meta:table-count="1" meta:image-count="0" meta:object-count="0" meta:page-count="1" meta:paragraph-count="28" meta:word-count="118" meta:character-count="743" meta:non-whitespace-character-count="662"/>
  </office:meta>
</office:document-meta>
</file>